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40.517cm" fo:min-width="19.979cm"/>
    </style:style>
    <style:style style:name="gr2" style:family="graphic" style:parent-style-name="standard">
      <style:graphic-properties draw:stroke="solid" svg:stroke-width="0.106cm" svg:stroke-color="#3465a4" draw:marker-start-width="0.358cm" draw:marker-end-width="0.358cm" draw:fill="none" draw:fill-color="#729fcf" draw:opacity="100%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5eb9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2.424cm"/>
      <style:paragraph-properties style:writing-mode="lr-tb"/>
    </style:style>
    <style:style style:name="gr5" style:family="graphic" style:parent-style-name="standard">
      <style:graphic-properties draw:stroke="solid" svg:stroke-width="0.106cm" svg:stroke-color="#3465a4" draw:marker-start-width="0.358cm" draw:marker-end-width="0.358cm" draw:fill-color="#729fcf" draw:opacity="100%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.082cm" fo:min-width="15.81cm"/>
    </style:style>
    <style:style style:name="gr7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8" style:family="graphic" style:parent-style-name="standard">
      <style:graphic-properties svg:stroke-color="#5eb91e" draw:fill-color="#5eb91e" draw:textarea-horizontal-align="justify" draw:textarea-vertical-align="middle" draw:auto-grow-height="false" fo:min-height="0.379cm" fo:min-width="0.22cm"/>
    </style:style>
    <style:style style:name="gr9" style:family="graphic" style:parent-style-name="objectwithoutfill">
      <style:graphic-properties draw:stroke="dash" draw:stroke-dash="Dot" svg:stroke-width="0.106cm" svg:stroke-color="#5eb9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fo:min-height="2.203cm"/>
      <style:paragraph-properties style:writing-mode="lr-tb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5eb91e" fo:font-size="40pt" style:font-size-asian="40pt" style:font-size-complex="40pt"/>
    </style:style>
    <style:style style:name="P5" style:family="paragraph">
      <loext:graphic-properties draw:fill-color="#729fcf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465a4" fo:font-size="48pt" style:font-size-asian="48pt" style:font-size-complex="48pt"/>
    </style:style>
    <style:style style:name="P8" style:family="paragraph">
      <loext:graphic-properties draw:fill-color="#5eb91e"/>
      <style:paragraph-properties fo:text-align="center"/>
    </style:style>
    <style:style style:name="P9" style:family="paragraph">
      <style:text-properties fo:color="#ffffff" fo:font-size="28pt" style:font-size-asian="28pt" style:font-size-complex="28pt"/>
    </style:style>
    <style:style style:name="P10" style:family="paragraph">
      <loext:graphic-properties draw:fill="none" draw:fill-color="#ffffff"/>
      <style:text-properties fo:color="#ffffff" fo:font-size="28pt" fo:background-color="#ffffff" style:font-size-asian="28pt" style:font-size-complex="28pt"/>
    </style:style>
    <style:style style:name="T1" style:family="text">
      <style:text-properties fo:color="#5eb91e" fo:font-size="40pt" style:font-size-asian="40pt" style:font-size-complex="40pt"/>
    </style:style>
    <style:style style:name="T2" style:family="text">
      <style:text-properties fo:color="#3465a4" fo:font-size="48pt" style:font-size-asian="48pt" style:font-size-complex="48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style:text-position="-33% 58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40.767cm" svg:x="-0.159cm" svg:y="-0.12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6.309cm" svg:height="12.688cm" svg:x="2.867cm" svg:y="-0.379cm" svg:viewBox="0 0 16310 12689" svg:d="M0 44c6352 10413 6867 12645 9614 12645s6696-12689 6696-12689z">
          <text:p/>
        </draw:path>
        <draw:line draw:style-name="gr3" draw:text-style-name="P3" draw:layer="layout" svg:x1="1.837cm" svg:y1="14.641cm" svg:x2="13.34cm" svg:y2="14.641cm">
          <text:p/>
        </draw:line>
        <draw:line draw:style-name="gr3" draw:text-style-name="P3" draw:layer="layout" svg:x1="1.801cm" svg:y1="14.641cm" svg:x2="1.493cm" svg:y2="3.298cm">
          <text:p/>
        </draw:line>
        <draw:frame draw:style-name="gr4" draw:text-style-name="P4" draw:layer="layout" svg:width="3.262cm" svg:height="2.674cm" svg:x="13.511cm" svg:y="13.455cm">
          <draw:text-box>
            <text:p><text:span text:style-name="T1">u</text:span></text:p>
          </draw:text-box>
        </draw:frame>
        <draw:frame draw:style-name="gr4" draw:text-style-name="P4" draw:layer="layout" svg:width="3.262cm" svg:height="2.674cm" svg:x="0.635cm" svg:y="0.253cm">
          <draw:text-box>
            <text:p><text:span text:style-name="T1">v</text:span></text:p>
          </draw:text-box>
        </draw:frame>
        <draw:g>
          <draw:path draw:style-name="gr5" draw:text-style-name="P5" draw:layer="layout" svg:width="16.309cm" svg:height="12.688cm" svg:x="2.994cm" svg:y="18.898cm" svg:viewBox="0 0 16310 12689" svg:d="M0 44c6352 10413 6867 12645 9614 12645s6696-12689 6696-12689z">
            <text:p/>
          </draw:path>
          <draw:custom-shape draw:style-name="gr6" draw:text-style-name="P6" draw:layer="layout" svg:width="16.31cm" svg:height="0.332cm" svg:x="2.994cm" svg:y="18.79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.964cm" svg:y1="33.818cm" svg:x2="13.467cm" svg:y2="33.818cm">
            <text:p/>
          </draw:line>
          <draw:line draw:style-name="gr3" draw:text-style-name="P3" draw:layer="layout" svg:x1="1.928cm" svg:y1="33.818cm" svg:x2="1.62cm" svg:y2="22.475cm">
            <text:p/>
          </draw:line>
          <draw:frame draw:style-name="gr4" draw:text-style-name="P4" draw:layer="layout" svg:width="3.262cm" svg:height="2.674cm" svg:x="13.638cm" svg:y="32.632cm">
            <draw:text-box>
              <text:p><text:span text:style-name="T1">u</text:span></text:p>
            </draw:text-box>
          </draw:frame>
          <draw:frame draw:style-name="gr4" draw:text-style-name="P4" draw:layer="layout" svg:width="3.262cm" svg:height="2.674cm" svg:x="0.762cm" svg:y="19.43cm">
            <draw:text-box>
              <text:p><text:span text:style-name="T1">v</text:span></text:p>
            </draw:text-box>
          </draw:frame>
        </draw:g>
        <draw:frame draw:style-name="gr7" draw:text-style-name="P7" draw:layer="layout" svg:width="7.366cm" svg:height="2.159cm" svg:x="9.144cm" svg:y="24.765cm">
          <draw:text-box>
            <text:p><text:span text:style-name="T2">v ≥ f(u)</text:span></text:p>
          </draw:text-box>
        </draw:frame>
        <draw:custom-shape draw:style-name="gr8" draw:text-style-name="P8" draw:layer="layout" svg:width="1.016cm" svg:height="0.889cm" svg:x="6.85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016cm" svg:height="0.889cm" svg:x="16.891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7.366cm" svg:y1="7.366cm" svg:x2="17.145cm" svg:y2="4.699cm">
          <text:p/>
        </draw:line>
        <draw:frame draw:style-name="gr10" draw:text-style-name="P10" draw:layer="layout" svg:width="4.318cm" svg:height="2.453cm" svg:x="3.81cm" svg:y="8.215cm">
          <draw:text-box>
            <text:p text:style-name="P9"><text:span text:style-name="T3">(u</text:span><text:span text:style-name="T4">1</text:span><text:span text:style-name="T3">,f(u</text:span><text:span text:style-name="T4">1</text:span><text:span text:style-name="T3">))</text:span></text:p>
          </draw:text-box>
        </draw:frame>
        <draw:frame draw:style-name="gr10" draw:text-style-name="P10" draw:layer="layout" svg:width="4.318cm" svg:height="2.453cm" svg:x="16.002cm" svg:y="7.199cm">
          <draw:text-box>
            <text:p text:style-name="P9"><text:span text:style-name="T3">(u</text:span><text:span text:style-name="T4">2</text:span><text:span text:style-name="T3">,f(u</text:span><text:span text:style-name="T4">2</text:span><text:span text:style-name="T3">)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5T20:53:53.337512163</dc:date>
    <meta:editing-duration>PT7H22M49S</meta:editing-duration>
    <meta:editing-cycles>13</meta:editing-cycles>
    <meta:generator>LibreOffice/6.4.7.2$Linux_X86_64 LibreOffice_project/40$Build-2</meta:generator>
    <meta:document-statistic meta:object-count="19"/>
  </office:meta>
</office:document-meta>
</file>